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4.653cm"/>
    </style:style>
    <style:style style:name="co4" style:family="table-column">
      <style:table-column-properties fo:break-before="auto" style:column-width="7.331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5.209cm"/>
    </style:style>
    <style:style style:name="co11" style:family="table-column">
      <style:table-column-properties fo:break-before="auto" style:column-width="2.447cm"/>
    </style:style>
    <style:style style:name="co12" style:family="table-column">
      <style:table-column-properties fo:break-before="auto" style:column-width="1.081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5.276cm"/>
    </style:style>
    <style:style style:name="co15" style:family="table-column">
      <style:table-column-properties fo:break-before="auto" style:column-width="7.96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fo:color="#ff0000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transparent"/>
    </style:style>
    <style:style style:name="T1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  <style:style style:name="T2" style:family="text">
      <style:text-properties fo:color="#3f7f5f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MAP par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race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  <table:table-cell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primitives</text:p>
          </table:table-cell>
          <table:table-cell office:value-type="string">
            <text:p>CellGlobalIdOrServiceAreaIdFixedLength</text:p>
          </table:table-cell>
          <table:table-cell table:number-columns-repeated="8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llGlobalIdOrServiceAreaIdOrLAI</text:p>
          </table:table-cell>
          <table:table-cell table:number-columns-repeated="4" office:value-type="string">
            <text:p>+</text:p>
          </table:table-cell>
          <table:table-cell/>
          <table:table-cell table:number-columns-repeated="2" office:value-type="string">
            <text:p>+</text:p>
          </table:table-cell>
          <table:table-cell table:style-name="ce3"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MSI</text:p>
          </table:table-cell>
          <table:table-cell table:number-columns-repeated="7" office:value-type="string">
            <text:p>+</text:p>
          </table:table-cell>
          <table:table-cell office:value-type="string">
            <text:p>!!!:MCC-MNC-MSI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AIFixedLength</text:p>
          </table:table-cell>
          <table:table-cell table:number-columns-repeated="8" office:value-type="string">
            <text:p>+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</text:p>
          </table:table-cell>
          <table:table-cell office:value-type="string">
            <text:p>SmsSignalInfo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msTpdu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SM_RP_SMEA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MT-ForwardSM-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outingInfoForSM-Res</text:p>
          </table:table-cell>
          <table:table-cell office:value-type="string">
            <text:p>adding 1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outingInfoForSM-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eportSM-DeliveryStatus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Mt-forwardSM-VGCS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noteSubscriberPresent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eadyForSM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tpdu</text:p>
          </table:table-cell>
          <table:table-cell table:style-name="ce2" office:value-type="string">
            <text:p>SmsCommand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DeliverReport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Deliver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tatusReport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ubmitReport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ubmit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mstpdu – parameters</text:p>
          </table:table-cell>
          <table:table-cell table:style-name="ce2" office:value-type="string">
            <text:p>AbsoluteTimeStam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AddressField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CommandData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!!!: Check encoding rules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CommandTyp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DataCodingSchem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3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FailureCaus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FailureCauseValu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ParameterIndicato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Protocol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tatus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UserDataHead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UserData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ValidityEnhancedFormatData</text:p>
          </table:table-cell>
          <table:table-cell table:number-columns-repeated="3" office:value-type="string">
            <text:p>+</text:p>
          </table:table-cell>
          <table:table-cell table:number-columns-repeated="4"/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ValidityPeriod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P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Smstpdu – userDataCenter</text:p>
          </table:table-cell>
          <table:table-cell table:style-name="ce2" office:value-type="string">
            <text:p>ConcatenatedShortMessages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Gsm7NationalLanguageIdentifie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race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  <table:table-cell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callhandling</text:p>
          </table:table-cell>
          <table:table-cell office:value-type="string">
            <text:p>CallReferenceNumber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Information</text:p>
          </table:table-cell>
          <table:table-cell office:value-type="string">
            <text:p>LocationInformation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table:number-columns-repeated="3"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!!!: Include in the unit test LocationNumber, when it is ready</text:p>
          </table:table-cell>
        </table:table-row>
        <table:table-row table:style-name="ro1">
          <table:table-cell table:number-columns-repeated="3"/>
          <table:table-cell office:value-type="string">
            <text:p>LocationNumberMap</text:p>
          </table:table-cell>
          <table:table-cell table:number-columns-repeated="5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!!! ISUP encoding failur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ubscriberStat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Management</text:p>
          </table:table-cell>
          <table:table-cell office:value-type="string">
            <text:p>ExtBasic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tBearer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tTele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 table:number-rows-repeated="6548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NAP - param" table:style-name="ta1"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inap</text:p>
          </table:table-cell>
          <table:table-cell office:value-type="string">
            <text:p>primitives</text:p>
          </table:table-cell>
          <table:table-cell office:value-type="string">
            <text:p>LegID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MiscCallInfo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sup</text:p>
          </table:table-cell>
          <table:table-cell table:style-name="ce2" office:value-type="string">
            <text:p>CallingPartysCategory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HighLayerCompatibility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RedirectionInformation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 table:number-rows-repeated="6552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P - param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cap</text:p>
          </table:table-cell>
          <table:table-cell office:value-type="string">
            <text:p>dialog</text:p>
          </table:table-cell>
          <table:table-cell office:value-type="string">
            <text:p>CAPGprsReferenceNumb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PAsnPrimitive</text:p>
          </table:table-cell>
          <table:table-cell table:number-columns-repeated="3" office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siBcsm</text:p>
          </table:table-cell>
          <table:table-cell office:value-type="string">
            <text:p>RouteSelectFailureSpecific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CalledPartyBusy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NoAnswer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AnswerSpecificInfo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ODisconnect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BusySpecific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NoAnswerSpecific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AnswerSpecificInfo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Disconnect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4"/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isup</text:p>
          </table:table-cell>
          <table:table-cell table:style-name="ce2" office:value-type="string">
            <text:p>BearerCap</text:p>
          </table:table-cell>
          <table:table-cell table:number-columns-repeated="6" office:value-type="string">
            <text:p>+</text:p>
          </table:table-cell>
          <table:table-cell office:value-type="string">
            <text:p>!!!: Implement isup.<text:span text:style-name="T1">UserServiceInformation and CAP unit tests</text:span>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lledParty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llingParty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use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GenericNumberCap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!!! ISUP encoding failure + unit tests</text:p>
          </table:table-cell>
        </table:table-row>
        <table:table-row table:style-name="ro1">
          <table:table-cell table:number-columns-repeated="3"/>
          <table:table-cell table:style-name="ce2" office:value-type="string">
            <text:p>LocationNumberCap</text:p>
          </table:table-cell>
          <table:table-cell table:number-columns-repeated="6" office:value-type="string">
            <text:p>+</text:p>
          </table:table-cell>
          <table:table-cell office:value-type="string">
            <text:p>!!! ISUP encoding failure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riginalCalled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RedirectingPartyIDCap</text:p>
          </table:table-cell>
          <table:table-cell table:number-columns-repeated="6" office:value-type="string">
            <text:p>+</text:p>
          </table:table-cell>
          <table:table-cell office:value-type="string">
            <text:p>!!! ISUP encoded data does not correspond the trace</text:p>
          </table:table-cell>
        </table:table-row>
        <table:table-row table:style-name="ro1">
          <table:table-cell table:number-columns-repeated="3"/>
          <table:table-cell table:style-name="ce2" office:value-type="string">
            <text:p>Digits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!!! ISUP GeneriNumber <text:s/>encoding failure + unit test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primitives</text:p>
          </table:table-cell>
          <table:table-cell office:value-type="string">
            <text:p>BCSMEvent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MELAChBillingChargingCharacteristics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office:value-type="string">
            <text:p>CalledPartyBCDNumber</text:p>
          </table:table-cell>
          <table:table-cell table:number-columns-repeated="6" office:value-type="string">
            <text:p>+</text:p>
          </table:table-cell>
          <table:table-cell office:value-type="string">
            <text:p>!!!: “<text:span text:style-name="T2">Called party BCD number" from 24.008 (Mobile Radio interface)</text:span></text:p>
          </table:table-cell>
        </table:table-row>
        <table:table-row table:style-name="ro1">
          <table:table-cell table:number-columns-repeated="3"/>
          <table:table-cell office:value-type="string">
            <text:p>DateAndTime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office:value-type="string">
            <text:p>ReceivingSideI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SendingSideI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AndTimezone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ExtensionField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PExtensions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ircuitSwitchedCall.primitive</text:p>
          </table:table-cell>
          <table:table-cell office:value-type="string">
            <text:p>BearerCapability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DestinationRoutingAddress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EventSpecificInformationBCSM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InitialDPArgExtension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RequestedInform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DurationChargingResult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IfTariffSwitch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Inform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DpSpecificCriteria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IPSSPCapabilities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AlertingPatternCa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</table:table-row>
        <table:table-row table:style-name="ro2">
          <table:table-cell table:number-columns-repeated="3"/>
          <table:table-cell table:style-name="ce2" office:value-type="string">
            <text:p>NAOli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 <text:span text:style-name="T2">implement getting and setting info according to ANSI T1.113-1995</text:span>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 table:number-columns-repeated="2"/>
          <table:table-cell office:value-type="string">
            <text:p>circuitSwitchedCall</text:p>
          </table:table-cell>
          <table:table-cell office:value-type="string">
            <text:p>ApplyChargingReportRequestIndication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office:value-type="string">
            <text:p>ApplyChargingRequestIndication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llInformationReport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llInformationRequest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RequestReportBCSMEvent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ReleaseCall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InitialDPRequestIndication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EventReportBCSM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ontinueRequestIndication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onnectRequestIndication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activityTest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AssistRequestInstructionsRequestIndication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EstablishTemporaryConnectionIndication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DisconnectForwardConnection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ConnectToResourceIndication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ResetTimerIndication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>
            <text:p>furnishChargingInformation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SendChargingInformationIndication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SpecializedResourceReportIndication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PlayAnnouncementIndication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PromptAndCollectUserInformationIndication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CancelIndication</text:p>
          </table:table-cell>
          <table:table-cell table:number-columns-repeated="7"/>
        </table:table-row>
        <table:table-row table:style-name="ro1" table:number-rows-repeated="65458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" style:display-name="20% - Акцент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" style:display-name="20% - Акцент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" style:display-name="20% - Акцент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" style:display-name="2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" style:display-name="20% - Акцент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" style:display-name="20% - Акцент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" style:display-name="40% - Акцент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" style:display-name="40% - Акцент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" style:display-name="40% - Акцент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" style:display-name="4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" style:display-name="40% - Акцент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" style:display-name="40% - Акцент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" style:display-name="60% - Акцент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" style:display-name="60% - Акцент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" style:display-name="60% - Акцент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" style:display-name="60% - 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" style:display-name="60% - 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" style:display-name="60% - Акцент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" style:display-name="Акцент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" style:display-name="Акцент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" style:display-name="Акцент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" style:display-name="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" style:display-name="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" style:display-name="Акцент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" style:display-name="Ввод 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" style:display-name="Вывод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" style:display-name="Вычисление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" style:display-name="Заголовок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" style:display-name="Заголовок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" style:display-name="Итог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" style:display-name="Контрольная ячейка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" style:display-name="Название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" style:display-name="Нейтральный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" style:display-name="Плохой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" style:display-name="Пояснение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" style:display-name="Связанная ячейка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" style:display-name="Текст предупреждения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" style:display-name="Хороший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" style:display-name="20% - Акцент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" style:display-name="20% - Акцент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" style:display-name="20% - Акцент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" style:display-name="2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" style:display-name="20% - Акцент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" style:display-name="20% - Акцент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" style:display-name="40% - Акцент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" style:display-name="40% - Акцент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" style:display-name="40% - Акцент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" style:display-name="4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" style:display-name="40% - Акцент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" style:display-name="40% - Акцент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" style:display-name="60% - Акцент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" style:display-name="60% - Акцент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" style:display-name="60% - Акцент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" style:display-name="60% - 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" style:display-name="60% - 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" style:display-name="60% - Акцент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" style:display-name="Акцент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" style:display-name="Акцент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" style:display-name="Акцент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" style:display-name="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" style:display-name="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" style:display-name="Акцент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" style:display-name="Ввод 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" style:display-name="Вывод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" style:display-name="Заголовок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" style:display-name="Заголовок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" style:display-name="Заголовок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" style:display-name="Название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" style:display-name="Нейтральный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" style:display-name="Плохой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" style:display-name="Пояснение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" style:display-name="Связанная ячейка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" style:display-name="Хороший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" style:display-name="20% - Акцент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" style:display-name="20% - Акцент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" style:display-name="20% - Акцент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" style:display-name="2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" style:display-name="20% - Акцент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" style:display-name="20% - Акцент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" style:display-name="40% - Акцент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" style:display-name="40% - Акцент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" style:display-name="40% - Акцент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" style:display-name="4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" style:display-name="40% - Акцент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" style:display-name="40% - Акцент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" style:display-name="60% - Акцент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" style:display-name="60% - Акцент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" style:display-name="60% - Акцент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" style:display-name="60% - 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" style:display-name="60% - 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" style:display-name="60% - Акцент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" style:display-name="Акцент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" style:display-name="Акцент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" style:display-name="Акцент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" style:display-name="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" style:display-name="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" style:display-name="Акцент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" style:display-name="Ввод 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" style:display-name="Вывод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" style:display-name="Вычисление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" style:display-name="Заголовок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" style:display-name="Заголовок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" style:display-name="Заголовок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" style:display-name="Заголовок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" style:display-name="Итог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" style:display-name="Контрольная ячейка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" style:display-name="Название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" style:display-name="Нейтральный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" style:display-name="Плохой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" style:display-name="Пояснение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" style:display-name="Примечание 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" style:display-name="Связанная ячейка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" style:display-name="Текст предупреждения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" style:display-name="Хороший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17.01.2012</text:date>, <text:time>10:2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_20_param" style:display-name="PageStyle_MAP pa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AP_20_-_20_param" style:display-name="PageStyle_IN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param" style:display-name="PageStyle_C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operations" style:display-name="PageStyle_CAP -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2-01-17T10:21:07.07</dc:date>
    <meta:editing-duration>PT224H34M27S</meta:editing-duration>
    <meta:editing-cycles>399</meta:editing-cycles>
    <meta:generator>OpenOffice.org/3.0$Win32 OpenOffice.org_project/300m9$Build-9358</meta:generator>
    <meta:document-statistic meta:table-count="3" meta:cell-count="793" meta:object-count="0"/>
    <meta:user-defined meta:name="Поле 1"/>
    <meta:user-defined meta:name="Поле 2"/>
    <meta:user-defined meta:name="Поле 3"/>
    <meta:user-defined meta:name="Поле 4"/>
  </office:meta>
</office:document-meta>
</file>